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1917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1c4f176"/>
    </style:style>
    <style:style style:name="T90" style:family="text">
      <style:text-properties officeooo:rsid="03b4652d"/>
    </style:style>
    <style:style style:name="T91" style:family="text">
      <style:text-properties officeooo:rsid="04b50477"/>
    </style:style>
    <style:style style:name="T92" style:family="text">
      <style:text-properties officeooo:rsid="0473a949"/>
    </style:style>
    <style:style style:name="T93" style:family="text">
      <style:text-properties officeooo:rsid="0387836c"/>
    </style:style>
    <style:style style:name="T94" style:family="text">
      <style:text-properties officeooo:rsid="01dff054"/>
    </style:style>
    <style:style style:name="T95" style:family="text">
      <style:text-properties officeooo:rsid="023c6ef8"/>
    </style:style>
    <style:style style:name="T96" style:family="text">
      <style:text-properties officeooo:rsid="023d2c84"/>
    </style:style>
    <style:style style:name="T97" style:family="text">
      <style:text-properties officeooo:rsid="0273d3e5"/>
    </style:style>
    <style:style style:name="T98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9">Esser-</text:span>Skala, 201<text:span text:style-name="T89">9</text:span></text:p>
      <text:p text:style-name="P18"/>
      <text:p text:style-name="P18"/>
      <text:p text:style-name="P16">© 201<text:span text:style-name="T89">9</text:span> by Wolfgang <text:span text:style-name="T89">Esser-</text:span>Skala. This edition is licensed under the Creative Commons Attribution<text:span text:style-name="T87">-NonCommercial-ShareAlike</text:span> 4.0 International License. To view a copy of this license, visit http://creativecommons.org/licenses/by<text:span text:style-name="T88">-nc-sa</text:span>/4.0/. </text:p>
      <text:p text:style-name="P15"/>
      <text:p text:style-name="P17">Music engraving by LilyPond 2.18.0 (http://www.lilypond.org).<text:span text:style-name="T86"><text:line-break/>Front matter</text:span> typeset with EB Garamond (http://www.georgduffner.at/ebgaramond).</text:p>
      <text:p text:style-name="P18"/>
      <text:p text:style-name="P14">First <text:span text:style-name="T89">version</text:span>, <text:span text:style-name="T96">December</text:span> 201<text:span text:style-name="T89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91">a copy in the Fürst zu Hohenlohe-Bartensteinsches Archiv. The digital version of the manuscript is available at</text:span></text:p>
      <text:p text:style-name="P11"><text:tab/><text:span text:style-name="T97">http://www.landesarchiv-bw.de/plink/?f=3-217491-1 </text:span>(siglum<text:span text:style-name="T92"> Ba 120 Bü 238</text:span>)<text:span text:style-name="T97">.</text:span></text:p>
      <text:p text:style-name="P5"/>
      <text:p text:style-name="P2">In general, this edition closely follows the <text:span text:style-name="T93">manuscript</text:span>. Any changes <text:span text:style-name="T85">that were introduced </text:span>by the editor are indicated by italic type (dynamics and <text:span text:style-name="T4">directions</text:span>), parentheses<text:span text:style-name="T4"> (expressive marks), </text:span>dashes (slurs and ties)<text:span text:style-name="T98"> or crossed circles (grace notes). Accidentals are used according to modern conventions. Asterisks denote changes that are clarified in the detailed remarks below.</text:span></text:p>
      <text:p text:style-name="P20"/>
      <text:p text:style-name="P20"/>
      <text:p text:style-name="P21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5">Abbreviations: Ms, manuscript;<text:span text:style-name="T95"> </text:span>org, organ; <text:span text:style-name="T94">r, rest; </text:span>vl, violin<text:span text:style-name="T94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1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2">c r e d o</text:p>
      <text:p text:style-name="P4"/>
      <text:p text:style-name="P10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4"><text:line-break/>366<text:tab/>A<text:tab/>last eighth in Ms: r16–a′16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3"/>
      <text:p text:style-name="P13"/>
      <text:p text:style-name="P13"><text:span text:style-name="T5">Salzburg, </text:span><text:span text:style-name="T8">December</text:span><text:span text:style-name="T5"> 201</text:span><text:span text:style-name="T6">9</text:span><text:line-break/>Wolfgang <text:span text:style-name="T90">Esser-</text:span>Skala</text:p>
      <text:p text:style-name="P24"><text:line-break/>C O N T E N T S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19:55:22.375251771</dc:date>
    <dc:creator>Wolfgang Skala</dc:creator>
    <meta:editing-duration>P7DT10H48M29S</meta:editing-duration>
    <meta:editing-cycles>67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1238" meta:character-count="5766" meta:non-whitespace-character-count="4580"/>
  </office:meta>
</office:document-meta>
</file>